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37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1.277cm"/>
    </style:style>
    <style:style style:name="co4" style:family="table-column">
      <style:table-column-properties fo:break-before="auto" style:column-width="0.5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grou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ad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daem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ahi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bi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ckup</text:p>
          </table:table-cell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sy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d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tty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rontab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disk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aem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p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ialout</text:p>
          </table:table-cell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ip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news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uucp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man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loppy</text:p>
          </table:table-cell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oxy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kmem</text:p>
          </table:table-cell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nats</text:p>
          </table:table-cell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ialout</text:p>
          </table:table-cell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x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fax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x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voice</text:p>
          </table:table-cell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drom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irc</text:p>
          </table:table-cell>
          <table:table-cell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floppy</text:p>
          </table:table-cell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mem</text:p>
          </table:table-cell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ape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ightdm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sudo</text:p>
          </table:table-cell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ip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padmin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www-data</text:p>
          </table:table-cell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backup</text:p>
          </table:table-cell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operator</text:p>
          </table:table-cell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essagebus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list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netdev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irc</text:p>
          </table:table-cell>
          <table:table-cell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rc</text:p>
          </table:table-cell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nogroup</text:p>
          </table:table-cell>
          <table:table-cell office:value-type="string" calcext:value-type="string">
            <text:p>x</text:p>
          </table:table-cell>
          <table:table-cell office:value-type="float" office:value="65534" calcext:value-type="float">
            <text:p>65534</text:p>
          </table:table-cell>
          <table:table-cell table:number-columns-repeated="2"/>
          <table:table-cell office:value-type="string" calcext:value-type="string">
            <text:p>gnats</text:p>
          </table:table-cell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ntp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shadow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utmp</text:p>
          </table:table-cell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x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plugdev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sasl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proxy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lugdev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ff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sl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games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users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spi</text:p>
          </table:table-cell>
          <table:table-cell office:value-type="string" calcext:value-type="string">
            <text:p>x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ystemd-journal</text:p>
          </table:table-cell>
          <table:table-cell office:value-type="string" calcext:value-type="string">
            <text:p>x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systemd-timesync</text:p>
          </table:table-cell>
          <table:table-cell office:value-type="string" calcext:value-type="string">
            <text:p>x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staff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ystemd-network</text:p>
          </table:table-cell>
          <table:table-cell office:value-type="string" calcext:value-type="string">
            <text:p>x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sudo</text:p>
          </table:table-cell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systemd-resolve</text:p>
          </table:table-cell>
          <table:table-cell office:value-type="string" calcext:value-type="string">
            <text:p>x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ystemd-bus-proxy</text:p>
          </table:table-cell>
          <table:table-cell office:value-type="string" calcext:value-type="string">
            <text:p>x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systemd-bus-proxy</text:p>
          </table:table-cell>
          <table:table-cell office:value-type="string" calcext:value-type="string">
            <text:p>x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crontab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systemd-journal</text:p>
          </table:table-cell>
          <table:table-cell office:value-type="string" calcext:value-type="string">
            <text:p>x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netdev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systemd-network</text:p>
          </table:table-cell>
          <table:table-cell office:value-type="string" calcext:value-type="string">
            <text:p>x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ssh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systemd-resolve</text:p>
          </table:table-cell>
          <table:table-cell office:value-type="string" calcext:value-type="string">
            <text:p>x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messagebus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systemd-timesync</text:p>
          </table:table-cell>
          <table:table-cell office:value-type="string" calcext:value-type="string">
            <text:p>x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avahi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tape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ntp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tty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padmin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lightdm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utmp</text:p>
          </table:table-cell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gpio</text:p>
          </table:table-cell>
          <table:table-cell office:value-type="string" calcext:value-type="string">
            <text:p>x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uucp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2c</text:p>
          </table:table-cell>
          <table:table-cell office:value-type="string" calcext:value-type="string">
            <text:p>x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x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i</text:p>
          </table:table-cell>
          <table:table-cell office:value-type="string" calcext:value-type="string">
            <text:p>x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www-data</text:p>
          </table:table-cell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nogroup</text:p>
          </table:table-cell>
          <table:table-cell office:value-type="string" calcext:value-type="string">
            <text:p>x</text:p>
          </table:table-cell>
          <table:table-cell office:value-type="float" office:value="65534" calcext:value-type="float">
            <text:p>65534</text:p>
          </table:table-cell>
          <table:table-cell/>
        </table:table-row>
      </table:table>
      <table:named-expressions/>
      <table:database-ranges>
        <table:database-range table:name="__Anonymous_Sheet_DB__0" table:target-range-address="group.F1:group.I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8T12:57:34.489649223</dc:date>
    <meta:editing-duration>PT2M22S</meta:editing-duration>
    <meta:editing-cycles>3</meta:editing-cycles>
    <meta:generator>LibreOffice/4.3.7.2$Linux_X86_64 LibreOffice_project/430m0$Build-2</meta:generator>
    <meta:print-date>2015-10-28T12:57:24.427655489</meta:print-date>
    <meta:document-statistic meta:table-count="1" meta:cell-count="370" meta:object-count="0"/>
  </office:meta>
</office:document-meta>
</file>